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74" style:family="paragraph" style:parent-style-name="Standard">
      <style:text-properties officeooo:rsid="00b21464" officeooo:paragraph-rsid="00b21464"/>
    </style:style>
    <style:style style:name="P75" style:family="paragraph" style:parent-style-name="Standard">
      <style:text-properties officeooo:rsid="00b3e0d4" officeooo:paragraph-rsid="00b3e0d4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65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66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67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68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69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70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71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72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73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74">En la T6, indica tipo de token</text:p>
      <text:p text:style-name="P74"/>
      <text:p text:style-name="P75">Tema 3:</text:p>
      <text:p text:style-name="P75"/>
      <text:p text:style-name="P75">todo esto lo que hace es comprobar que una cadena pertenece al lenguaje según las reglas de derivación. <text:span text:style-name="T21">Si err = nil es corr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0-25T19:56:12.938081532</dc:date>
    <meta:editing-duration>PT6H8M51S</meta:editing-duration>
    <meta:editing-cycles>139</meta:editing-cycles>
    <meta:generator>LibreOffice/6.0.7.3$Linux_X86_64 LibreOffice_project/00m0$Build-3</meta:generator>
    <meta:document-statistic meta:table-count="0" meta:image-count="0" meta:object-count="0" meta:page-count="6" meta:paragraph-count="152" meta:word-count="971" meta:character-count="5495" meta:non-whitespace-character-count="4635"/>
  </office:meta>
</office:document-meta>
</file>